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3"/>
    <style:style style:name="P4" style:family="paragraph" style:parent-style-name="Standard" style:list-style-name="List_20_1"/>
    <style:style style:name="P5" style:family="paragraph" style:parent-style-name="Text_20_body" style:list-style-name="L3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7.1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0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7.0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423697892" text:style-name="List_20_1">
        <text:list-item>
          <text:p text:style-name="P4"><text:a xlink:type="simple" xlink:href="http://wiki.oscada.org/Doc/OpisanieProgrammy?v=x3w#h920-1">Пользовательское API объектной модели ядра системы OpenSCADA</text:a>: </text:p>
          <text:list>
            <text:list-item>
              <text:p text:style-name="P4"><text:a xlink:type="simple" xlink:href="http://wiki.oscada.org/Doc/JavaLikeCalc?v=kgu#h101-11" office:name="!.javalikecalc">Пользовательское объектное API языка JavaLikeCalc.JavaScript</text:a> </text:p>
            </text:list-item>
            <text:list-item>
              <text:p text:style-name="P4"><text:a xlink:type="simple" xlink:href="http://wiki.oscada.org/Doc/VCAEngine?v=tj8#h668-23" office:name="!.vcaengine">Пользовательское объектное API движка среды визуализации и управления</text:a> </text:p>
            </text:list-item>
          </text:list>
        </text:list-item>
        <text:list-item>
          <text:p text:style-name="P4"><text:a xlink:type="simple" xlink:href="http://wiki.oscada.org/Using/APIFunctionLibs?v=l0b" office:name=".using.apifunctionlibs">Библиотеки функций API объектной модели системы OpenSCADA</text:a>: </text:p>
          <text:list>
            <text:list-item>
              <text:p text:style-name="P4"><text:a xlink:type="simple" xlink:href="http://wiki.oscada.org/Doc/FLibComplex1?v=10jz" office:name="!.flibcomplex1">Библиотека функций совместимости со SCADA Complex1 фирмы ООО НИП "DIYA"</text:a> </text:p>
            </text:list-item>
            <text:list-item>
              <text:p text:style-name="P4"><text:a xlink:type="simple" xlink:href="http://wiki.oscada.org/Doc/FLibMath?v=34v" office:name="!.flibmath">Библиотека стандартных математических функций</text:a> </text:p>
            </text:list-item>
            <text:list-item>
              <text:p text:style-name="P4"><text:a xlink:type="simple" xlink:href="http://wiki.oscada.org/Doc/FLibSYS?v=9in" office:name="!.flibsys">Библиотека системного API среды пользовательского программирования</text:a> </text:p>
            </text:list-item>
            <text:list-item>
              <text:p text:style-name="P4"><text:a xlink:type="simple" xlink:href="http://wiki.oscada.org/Using/APIFunctionLibs/TechApp?v=1475" office:name=".using.apifunctionlibs.techapp">Библиотека моделей аппаратов технологических процессов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иблиотеки графических элементов системы OpenSCADA</text:a></text:h>
      <text:list xml:id="list214768875" text:continue-numbering="true" text:style-name="List_20_1">
        <text:list-item>
          <text:p text:style-name="P4"><text:a xlink:type="simple" xlink:href="http://wiki.oscada.org/Using/GraphicElementsLibraries/MainElements?v=ks0" office:name=".using.graphicelementslibraries.mainelements">Библиотека основных элементов пользовательского интерфейса</text:a></text:p>
        </text:list-item>
        <text:list-item>
          <text:p text:style-name="P4"><text:a xlink:type="simple" xlink:href="http://wiki.oscada.org/Using/GraphicElementsLibraries/MnemoElements?v=1226" office:name=".using.graphicelementslibraries.mnemoelements">Библиотека элементов мнемосхем пользовательского интерфейса</text:a></text:p>
        </text:list-item>
      </text:list>
      <text:h text:style-name="Heading_20_2" text:outline-level="2">Документация на модули системы OpenSCADA</text:h>
      <text:list xml:id="list1883219317" text:style-name="L3">
        <text:list-item>
          <text:p text:style-name="P5">Подсистема "Архивы":</text:p>
        </text:list-item>
      </text:list>
      <text:list xml:id="list381481612" text:style-name="L3">
        <text:list-item>
          <text:list>
            <text:list-item>
              <text:p text:style-name="P3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3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3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3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3"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3"><text:soft-page-break/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3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3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3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3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3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3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3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3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3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3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3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3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3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3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3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3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3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3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3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3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3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3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3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3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3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3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3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3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3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3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3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723cm" fo:margin-left="2cm" fo:margin-right="1.4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08T16:48:29</dc:date>
    <meta:editing-duration>PT3H32M47S</meta:editing-duration>
    <meta:editing-cycles>24</meta:editing-cycles>
    <meta:generator>LibreOffice/3.3$Linux LibreOffice_project/330m19$Build-202</meta:generator>
    <meta:document-statistic meta:table-count="0" meta:image-count="52" meta:object-count="0" meta:page-count="2" meta:paragraph-count="76" meta:word-count="435" meta:character-count="2731"/>
  </office:meta>
</office:document-meta>
</file>